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ExpressionTabChangeListener.ValueExpressionTabChan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ExpressionTabChangeListene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ExpressionTabChangeListene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ExpressionTabChangeListener.processTabChange( TabChangeEvent tabChange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ExpressionTabChangeListener.getTabChangeListen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ExpressionTabChangeListener.ValueExpressionTabChangeListener( String type , ValueExpression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ExpressionTabChangeListen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ExpressionTabChangeListene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ExpressionTabChangeListener.createTabChangeListene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